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0200000002000309F1C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image/png" manifest:full-path="Object 6/Pictures/10000000000000200000002000309F1C.png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image/png" manifest:full-path="Object 7/Pictures/10000000000000200000002000309F1C.png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 style:list-style-name="Hierarchical_20_-_20_1_2c__20_a_2c__20_i_2c__20_etc."/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style:font-name="Arial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a Table Saw to cut a Cove</text:p>
      <text:p text:style-name="Subtitle"><text:a xlink:type="simple" xlink:href="mailto:someonesdad1@gmail.com">someonesdad1@gmail.com</text:a> <text:s/>27 Dec 2012</text:p>
      <text:p text:style-name="Text_20_body"/>
      <text:p text:style-name="Text_20_body">Years ago I needed to cut a finger grip cove in a cutting board. <text:s/>I was making a replacement for the cutting board in our kitchen that was starting to splinter. <text:s/>I wanted the new board to be made out of hard maple but have the same shape as the old board. <text:s/>The coves were needed for rounding the edges as was done on the original board, as well as to provide a finger-groove to help pull the board out when it was stowed.</text:p>
      <text:p text:style-name="Text_20_body">The cove needed to be 0.8" wide and 0.2" deep. <text:s/>Of course, I had no router cutter to match the needed radius. <text:s/>So I decided to cut the groove on the table saw. <text:s/>But how do you set up a table saw to cut such a dimensioned groove? <text:s/>There is a fixture to get the angle given in Fine Woodworking's <text:span text:style-name="T2">More Proven Shop Tips</text:span>, page 40. <text:s/>But instead of making the fixture, I decided to figure out the formulas that govern this type of cutting. <text:s/>These formulas allowed me to cut a perfect cove the first time I tried. <text:s/>This cutting board is still being used every day.</text:p>
      <text:p text:style-name="Text_20_body">You'll need a calculator that can calculate the trigonometric functions sine and cosine. While the formulas may look a little intimidating, they're really not. <text:s/>They are derived in the appendix, so you don't need to see the messy details if you don't want to. <text:s/>You just need to substitute numbers in them. <text:s/>Or, better, use the <text:span text:style-name="Code">cove.py</text:span> script to do the calculations for you instantly.</text:p>
      <text:p text:style-name="Text_20_body">Here's an outline of the things you need to do:</text:p>
      <text:list xml:id="list42421658" text:style-name="Hierarchical_20_-_20_1_2c__20_a_2c__20_i_2c__20_etc.">
        <text:list-item>
          <text:p text:style-name="P3">Calculate the angle to the saw blade that the fence must be set.</text:p>
        </text:list-item>
        <text:list-item>
          <text:p text:style-name="P3">Set up the fence at the proper angle.</text:p>
        </text:list-item>
        <text:list-item>
          <text:p text:style-name="P3">Cut the cove by raising the saw blade in small increments.</text:p>
        </text:list-item>
      </text:list>
      <text:p text:style-name="Text_20_body">First, let's look at the principles of how cutting a cove on the table saw works. <text:s/>Grab an old CD or DVD to use as a substitute for the saw blade. <text:s/>Hold the CD so that your eye is perpendicular to the plane of the CD; you should see a circle with one eye. <text:s/>Rotate the CD 45<text:span text:style-name="T4">°</text:span> around an axis that lies in the plane of the CD. <text:s/>Close one eye and inspect the resulting figure with your open eye. <text:s/>The figure is actually an ellipse, but it can be a reasonable approximation to a circular cross section. <text:s/>If you imagine passing a board over the top of this rotated saw blade, you can see that the saw blade will cut this elliptical cross-section out of the board. <text:s/>We set up an angled fence on the table saw top and this effectively "rotates" the blade with respect to the work. <text:s/>This is the basic method of cutting a cove with a table saw. <text:s/></text:p>
      <text:p text:style-name="Text_20_body">The appendix shows how to set the guide board to the proper angle on your table saw.</text:p>
      <text:h text:style-name="Heading_20_1" text:outline-level="1">Example</text:h>
      <text:h text:style-name="Heading_20_2" text:outline-level="2">Manual calculation</text:h>
      <text:p text:style-name="Text_20_body">Suppose we want to cut a cove 0.265 inches deep and 2.3 units inches. <text:s/>The saw blade diameter is 10 inches and the kerf width is 0.093 inches. <text:s/>Using the symbols in the appendix, we have</text:p>
      <text:p text:style-name="Where"><text:span text:style-name="T3"></text:span> = 0.265</text:p>
      <text:p text:style-name="Where">D = 10</text:p>
      <text:p text:style-name="Where">L = 2.3</text:p>
      <text:p text:style-name="Where_20_end"><text:span text:style-name="T3"></text:span> = 0.093</text:p>
      <text:p text:style-name="Text_20_body">Equation <text:sequence-ref text:reference-format="text" text:ref-name="refText1">(2)</text:sequence-ref> tells us that w = 3.2123. <text:s/>Substituting the known numbers into equation <text:sequence-ref text:reference-format="text" text:ref-name="refText2">(3)</text:sequence-ref>, we have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draw:frame draw:style-name="fr1" draw:name="Object4" text:anchor-type="as-char" svg:width="2.0472in" svg:height="0.1846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1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<text:soft-page-break/>Set the last term to be about zero; then our first approximation to <text:span text:style-name="T3"></text:span> is <draw:frame draw:style-name="fr2" draw:name="Object11" text:anchor-type="as-char" svg:y="-0.228in" svg:width="0.8752in" svg:height="0.3618in" draw:z-index="10"><draw:object xlink:href="./Object 12" xlink:type="simple" xlink:show="embed" xlink:actuate="onLoad"/><draw:image xlink:href="./ObjectReplacements/Object 12" xlink:type="simple" xlink:show="embed" xlink:actuate="onLoad"/></draw:frame> or 44.27<text:span text:style-name="T4">°</text:span>. <text:s/>Plug this angle into equation <text:sequence-ref text:reference-format="text" text:ref-name="refText0">(1)</text:sequence-ref> to get 2.365. <text:s/>Since we're over our target value of 2.3 by about 3%, increase <text:span text:style-name="T3"></text:span> by about 3% to get 45.6<text:span text:style-name="T4">°</text:span>; we then get 2.314. <text:s/>We're still 0.61% high, so increase theta by about the same to get 45.88<text:span text:style-name="T4">°</text:span>. <text:s/>The resulting L is 2.303. <text:s/>The final answer is about 45.96<text:span text:style-name="T4">°</text:span>. <text:s/>The fence needs to be set to this angle with respect to the axis of rotation of the blade (looking down in plan view). <text:s/></text:p>
      <text:h text:style-name="Heading_20_2" text:outline-level="2">Using the script</text:h>
      <text:p text:style-name="Text_20_body">This problem is much less work to solve using the <text:span text:style-name="Code">cove.py</text:span> script. <text:s/>Using the command </text:p>
      <text:p text:style-name="Code_20_end">python cove.py -d 10 -k 0.093 2.3 0.265</text:p>
      <text:p text:style-name="Text_20_body">yields the result</text:p>
      <text:p text:style-name="Code">Cutting a cove:</text:p>
      <text:p text:style-name="Code"><text:s text:c="2"/>Blade diameter <text:s text:c="5"/>= 10</text:p>
      <text:p text:style-name="Code"><text:s text:c="2"/>Cove width <text:s text:c="9"/>= 2.3</text:p>
      <text:p text:style-name="Code"><text:s text:c="2"/>Cove height <text:s text:c="8"/>= 0.265</text:p>
      <text:p text:style-name="Code"><text:s text:c="2"/>Kerf width <text:s text:c="9"/>= 0.093</text:p>
      <text:p text:style-name="Code"><text:s text:c="2"/>Fence angle (theta) = 45.96 deg to axis of blade rotation</text:p>
      <text:p text:style-name="Code"><text:s text:c="2"/>Fence angle (suppl) = 44.04 deg to side of table parallel to blade</text:p>
      <text:p text:style-name="Code"><text:s text:c="2"/>X dimension <text:s text:c="8"/>= 23.6</text:p>
      <text:p text:style-name="Code_20_end"><text:s text:c="2"/>Y dimension <text:s text:c="8"/>= 24.4</text:p>
      <text:h text:style-name="Heading_20_1" text:outline-level="1">Appendix: <text:s/>Derivation of the equation</text:h>
      <text:p text:style-name="Text_20_body">Here's a picture of the geometry looking down on the top of the table saw: </text:p>
      <text:p text:style-name="Text_20_body"><draw:frame draw:style-name="fr3" draw:name="Object2" text:anchor-type="paragraph" svg:x="0.689in" svg:y="0.0043in" svg:width="5.5453in" svg:height="2.8571in" draw:z-index="0"><draw:object xlink:href="./Object 2" xlink:type="simple" xlink:show="embed" xlink:actuate="onLoad"/><draw:image xlink:href="./ObjectReplacements/Object 2" xlink:type="simple" xlink:show="embed" xlink:actuate="onLoad"/></draw:frame>Let</text:p>
      <text:p text:style-name="Where">ABEF is the intersection of the saw blade with the table top</text:p>
      <text:p text:style-name="Where"><text:span text:style-name="T3"></text:span> = angle of fence EG with respect to axis of blade rotation in plan view</text:p>
      <text:p text:style-name="Where">EH is parallel to the blade's axis of rotation</text:p>
      <text:p text:style-name="Where"><text:span text:style-name="T3"></text:span> = width of kerf = AB</text:p>
      <text:p text:style-name="Where"><text:span text:style-name="T3"></text:span> = AD - BC = <text:span text:style-name="T3"><draw:frame draw:style-name="fr1" draw:name="Object3" text:anchor-type="as-char" svg:width="0.3827in" svg:height="0.1835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Where"><text:span text:style-name="T3"></text:span> = depth of cove</text:p>
      <text:p text:style-name="Where">D = diameter of saw blade</text:p>
      <text:p text:style-name="Where">L = width of cove = AD = <draw:frame draw:style-name="fr1" draw:name="Object12" text:anchor-type="as-char" svg:width="0.9835in" svg:height="0.1835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Where_20_end">w = width of cove for <text:span text:style-name="T3"></text:span> = 0</text:p>
      <text:p text:style-name="Text_20_body"><text:soft-page-break/>From the side view of the saw blade (i.e., looking down the axis of rotation), we have</text:p>
      <text:p text:style-name="Text_20_body"><draw:frame draw:style-name="fr3" draw:name="Object6" text:anchor-type="paragraph" svg:x="0.778in" svg:y="-0.0528in" svg:width="5.5465in" svg:height="1.9717in" draw:z-index="1"><draw:object xlink:href="./Object 7" xlink:type="simple" xlink:show="embed" xlink:actuate="onLoad"/><draw:image xlink:href="./ObjectReplacements/Object 7" xlink:type="simple" xlink:show="embed" xlink:actuate="onLoad"/><svg:desc>OLE-object</svg:desc></draw:frame>From the second figure, we have</text:p>
      <text:p text:style-name="Equation"><draw:frame draw:style-name="fr1" draw:name="Object8" text:anchor-type="as-char" svg:width="1.2681in" svg:height="0.4283in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Solving for <text:span text:style-name="T2">w</text:span> gives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1" draw:name="Objekt4" text:anchor-type="as-char" svg:width="1.0547in" svg:height="0.2043in" draw:z-index="6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elle4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We also have</text:p>
      <text:p text:style-name="Equation"><draw:frame draw:style-name="fr1" draw:name="Object7" text:anchor-type="as-char" svg:width="2.6661in" svg:height="0.1835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Text_20_body">which give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1" draw:name="Object9" text:anchor-type="as-char" svg:width="1.2575in" svg:height="0.1835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 </text:p>
            </table:table-cell>
            <table:table-cell table:style-name="Table3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Since we're given <text:span text:style-name="T2">L</text:span>, <text:span text:style-name="T2">D</text:span>, <text:span text:style-name="T3"></text:span>, and <text:span text:style-name="T3"></text:span>, we need to solve this equation for <text:span text:style-name="T3"></text:span> (<text:span text:style-name="T2">w</text:span> is a function of <text:span text:style-name="T2">D</text:span> and <text:span text:style-name="T3"></text:span>). <text:s/>Unfortunately, it's an implicit equation for <text:span text:style-name="T3"></text:span> and can't be solved manually. <text:s/>Fortunately, it's straightforward to solve with a root-finding routine in the <text:span text:style-name="Code">cove.py</text:span> script. <text:s/></text:p>
      <text:p text:style-name="Text_20_body">If you don't have a computer handy, you can still solve the equation for <text:span text:style-name="T3"></text:span> by guessing values for <text:span text:style-name="T3"></text:span> and plugging the numbers into your calculator until the right-hand side of equation <text:sequence-ref text:reference-format="text" text:ref-name="refText2">(3)</text:sequence-ref> matches the given <text:span text:style-name="T2">L</text:span>.</text:p>
      <text:p text:style-name="Text_20_body">OK, we now know the angle <text:span text:style-name="T3"></text:span> we must set the fence to. <text:s/>How do we set the fence to this angle? <text:s/>We'll use the saw's tabletop to help us. <text:s/>Refer to the following figure:</text:p>
      <text:p text:style-name="Text_20_body"><draw:frame draw:style-name="fr3" draw:name="Object5" text:anchor-type="paragraph" svg:x="0.6937in" svg:y="-0.0008in" svg:width="5.5382in" svg:height="2.4283in" draw:z-index="2"><draw:object xlink:href="./Object 6" xlink:type="simple" xlink:show="embed" xlink:actuate="onLoad"/><draw:image xlink:href="./ObjectReplacements/Object 6" xlink:type="simple" xlink:show="embed" xlink:actuate="onLoad"/><svg:desc>OLE-object</svg:desc></draw:frame>The distance y is the width of the saw's table parallel to the plane of the blade. <text:s/>On my saw, this dimension is 27". <text:s/>The value x/y is the tangent of the angle <text:span text:style-name="T3"></text:span>. <text:s/>Then we can calculate that</text:p>
      <text:p text:style-name="Equation"><text:soft-page-break/><draw:frame draw:style-name="fr1" draw:name="Object10" text:anchor-type="as-char" svg:width="0.6319in" svg:height="0.3791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We'll mark this value on the front of the table to the left of the right hand table slot. <text:s/>Use a sufficiently long board that has parallel edges for the fence. <text:s/>Clamp the board at the proper angle, using the edge of the table slot and the mark you made. <text:s/>Raise the saw blade to the depth you are going to make the cove. <text:s/>Then measure the perpendicular distance to the front of the saw blade where it intersects the plane of the table. <text:s/>Adjust this distance to the value you need by moving the fence parallel to it's current position.</text:p>
      <text:p text:style-name="Text_20_body">You're now ready to cut the cove. <text:s/>Lower the blade to flush with the table top, then raise the blade about 1 to 1.5 mm at a time and make a cut. <text:s/>Repeat this until the cove is the desired depth.</text:p>
      <text:p text:style-name="Text_20_body">If you followed these directions and set the distances accurately, you should have a cove close to what you designed. <text:s/>I use a height gauge to set the height of the saw blade. <text:s/>On my table saw, I would have to have made an error of about 10 mm in the measuring of the base for setting the fence in order to make the fence off by half a degree. <text:s/>This error, in turn, would have meant that the cove width would have been in error by about 0.1 mm. <text:s/>For most purposes in woodworking, this should be adequate for your needs.</text:p>
      <text:p text:style-name="Text_20_body">So, is all this work worth it? <text:s/>If you just need a cove and you're not concerned about precision, then I'd strongly recommend that you build the simple fixture mentioned above. <text:s/>But if you don't have the fixture, or you need precise positioning on a precious workpiece that just <text:span text:style-name="T1">has</text:span> to be right, then the formulas and methods above are for yo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in" fo:margin-bottom="0.0799in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xx_20_Hidden" style:display-name="xx Hidden" style:family="paragraph" style:parent-style-name="Text_20_body">
      <style:paragraph-properties fo:margin-left="0in" fo:margin-right="0in" fo:text-indent="0in" style:auto-text-indent="false" fo:background-color="#fff0f0">
        <style:background-image/>
      </style:paragraph-properties>
    </style:style>
    <style:style style:name="Title_2c__20_document" style:display-name="Title, document" style:family="paragraph" style:parent-style-name="Title">
      <style:paragraph-properties fo:margin-left="0in" fo:margin-right="0in" fo:text-indent="0in" style:auto-text-indent="false"/>
    </style:style>
    <style:style style:name="Subtitle_2c__20_document" style:display-name="Subtitle, document" style:family="paragraph" style:parent-style-name="Subtitle">
      <style:paragraph-properties fo:margin-left="0in" fo:margin-right="0in" fo:text-indent="0in" style:auto-text-indent="false"/>
    </style:style>
    <style:style style:name="Indented" style:family="paragraph" style:parent-style-name="Text_20_body">
      <style:paragraph-properties fo:margin-left="0.7in" fo:margin-right="0in" fo:text-indent="0in" style:auto-text-indent="false" fo:background-color="transparent">
        <style:background-image/>
      </style:paragraph-properties>
    </style:style>
    <style:style style:name="Default_20_Paragraph_20_Font" style:display-name="Default Paragraph Font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0.1in" fo:margin-left="0.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1.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7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9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2.1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2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ing a Table Saw to cut a Cove</dc:title>
    <meta:initial-creator>Don Peterson</meta:initial-creator>
    <meta:creation-date>1997-03-07T20:17:00</meta:creation-date>
    <dc:date>2013-06-03T22:28:07.96</dc:date>
    <meta:editing-cycles>20</meta:editing-cycles>
    <meta:editing-duration>PT04H11M17S</meta:editing-duration>
    <meta:generator>OpenOffice.org/3.2$Win32 OpenOffice.org_project/320m18$Build-9502</meta:generator>
    <meta:document-statistic meta:table-count="3" meta:image-count="0" meta:object-count="12" meta:page-count="4" meta:paragraph-count="67" meta:word-count="1346" meta:character-count="6900"/>
    <dc:creator>dp </dc:creator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doc/templates_open_office/Normal.ott" meta:date="2010-11-30T13:06:41"/>
  </office:meta>
</office:document-meta>
</file>

<file path=Object 10/content.xml><?xml version="1.0" encoding="utf-8"?>
<math xmlns="http://www.w3.org/1998/Math/MathML">
  <semantics>
    <mrow>
      <mi>L</mi>
      <mrow>
        <mi/>
        <mi mathvariant="normal">=</mi>
        <mi/>
      </mrow>
      <mi>w</mi>
      <mi>cos</mi>
      <mrow>
        <mo stretchy="false">θ</mo>
        <mo stretchy="false">+</mo>
        <mo stretchy="false">ε</mo>
      </mrow>
      <mi>sin</mi>
      <mo stretchy="false">θ</mo>
    </mrow>
    <annotation encoding="StarMath 5.0">L `=` w cos %theta + %epsilon sin %theta</annotation>
  </semantics>
</math>
</file>

<file path=Object 11/content.xml><?xml version="1.0" encoding="utf-8"?>
<math xmlns="http://www.w3.org/1998/Math/MathML">
  <semantics>
    <mrow>
      <mi>x</mi>
      <mrow>
        <mi/>
        <mi mathvariant="normal">=</mi>
        <mi/>
      </mrow>
      <mfrac>
        <mi>y</mi>
        <mrow>
          <mi>tan</mi>
          <mo stretchy="false">θ</mo>
        </mrow>
      </mfrac>
    </mrow>
    <annotation encoding="StarMath 5.0">x `=` y over  {tan %theta}</annotation>
  </semantics>
</math>
</file>

<file path=Object 12/content.xml><?xml version="1.0" encoding="utf-8"?>
<math xmlns="http://www.w3.org/1998/Math/MathML">
  <semantics>
    <mrow>
      <msup>
        <mi>cos</mi>
        <mrow>
          <mi mathvariant="normal">−</mi>
          <mn>1</mn>
        </mrow>
      </msup>
      <mfrac>
        <mn>2.3</mn>
        <mn>3.2123</mn>
      </mfrac>
    </mrow>
    <annotation encoding="StarMath 5.0">cos^{-1} 2.3 over 3.2123</annotation>
  </semantics>
</math>
</file>

<file path=Object 13/content.xml><?xml version="1.0" encoding="utf-8"?>
<math xmlns="http://www.w3.org/1998/Math/MathML">
  <semantics>
    <mrow>
      <mi>w</mi>
      <mi>cos</mi>
      <mrow>
        <mo stretchy="false">θ</mo>
        <mo stretchy="false">+</mo>
        <mo stretchy="false">ε</mo>
      </mrow>
      <mi>sin</mi>
      <mo stretchy="false">θ</mo>
    </mrow>
    <annotation encoding="StarMath 5.0">w cos %theta + %epsilon sin %theta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solid" draw:fill-color="#ffffcc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measure" style:list-style-name="L1">
      <style:graphic-properties draw:textarea-horizontal-align="center" draw:textarea-vertical-align="middle" draw:line-distance="4.878cm" draw:placing="below"/>
    </style:style>
    <style:style style:name="gr3" style:family="graphic" style:parent-style-name="standard">
      <style:graphic-properties draw:stroke="none" svg:stroke-color="#000000" draw:fill="none" draw:fill-color="#ffffff" fo:min-height="0.001cm"/>
    </style:style>
    <style:style style:name="gr4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013cm" fo:padding-bottom="0.013cm" fo:padding-left="0.013cm" fo:padding-right="0.01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01cm" fo:min-width="0.212cm"/>
    </style:style>
    <style:style style:name="gr7" style:family="graphic" style:parent-style-name="standard">
      <style:graphic-properties draw:stroke="none" svg:stroke-color="#000000" draw:fill="none" draw:fill-color="#ffffff" fo:min-height="0.619cm" fo:min-width="0.002cm"/>
    </style:style>
    <style:style style:name="gr8" style:family="graphic" style:parent-style-name="standard">
      <style:graphic-properties draw:stroke="none" svg:stroke-color="#000000" draw:fill="none" draw:fill-color="#ffffff" fo:min-height="0.214cm" fo:min-width="0.00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4pt" fo:font-weight="bold"/>
    </style:style>
    <style:style style:name="P3" style:family="paragraph">
      <style:paragraph-properties fo:text-align="star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style-name="Regular" style:font-family-generic="swiss" fo:font-size="14pt" fo:language="en" fo:country="US" fo:font-weight="bold" style:font-family-asian="Arial" style:font-style-name-asian="Regular" style:font-family-generic-asian="swiss" style:language-asian="en" style:country-asian="US" style:font-family-complex="Arial" style:font-style-name-complex="Regular" style:font-family-generic-complex="swis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47cm" svg:height="4.119cm" svg:x="7.745cm" svg:y="2.133cm">
          <text:p/>
        </draw:rect>
        <draw:measure draw:style-name="gr2" draw:text-style-name="P1" draw:layer="measurelines" svg:x1="7.745cm" svg:y1="2.133cm" svg:x2="7.745cm" svg:y2="6.252cm">
          <text:p text:style-name="P1"><text:s/></text:p>
        </draw:measure>
        <draw:frame draw:style-name="gr3" draw:layer="layout" svg:width="0.239cm" svg:height="0.475cm" svg:x="6.828cm" svg:y="2.239cm">
          <draw:text-box>
            <text:p><text:span text:style-name="T1">θ</text:span></text:p>
          </draw:text-box>
        </draw:frame>
        <draw:g>
          <draw:line draw:style-name="gr4" draw:layer="layout" svg:x1="8.65cm" svg:y1="1.047cm" svg:x2="2.966cm" svg:y2="7.873cm">
            <text:p/>
          </draw:line>
          <draw:line draw:style-name="gr5" draw:layer="layout" svg:x1="7.745cm" svg:y1="6.252cm" svg:x2="5.697cm" svg:y2="4.609cm">
            <text:p/>
          </draw:line>
          <draw:line draw:style-name="gr5" draw:layer="layout" svg:x1="8.245cm" svg:y1="6.253cm" svg:x2="5.903cm" svg:y2="4.375cm">
            <text:p/>
          </draw:line>
          <draw:g>
            <draw:line draw:style-name="gr5" draw:layer="layout" svg:x1="6.06cm" svg:y1="4.204cm" svg:x2="6.273cm" svg:y2="4.375cm">
              <text:p/>
            </draw:line>
            <draw:line draw:style-name="gr5" draw:layer="layout" svg:x1="6.273cm" svg:y1="4.375cm" svg:x2="6.125cm" svg:y2="4.544cm">
              <text:p/>
            </draw:line>
          </draw:g>
        </draw:g>
        <draw:frame draw:style-name="gr6" draw:layer="layout" svg:width="0.239cm" svg:height="0.475cm" svg:x="7.316cm" svg:y="4.94cm">
          <draw:text-box>
            <text:p><text:span text:style-name="T1">θ</text:span></text:p>
          </draw:text-box>
        </draw:frame>
        <draw:frame draw:style-name="gr6" draw:text-style-name="P2" draw:layer="layout" svg:width="0.239cm" svg:height="0.568cm" svg:x="9.017cm" svg:y="3.662cm">
          <draw:text-box>
            <text:p><text:span text:style-name="T2"></text:span></text:p>
          </draw:text-box>
        </draw:frame>
        <draw:frame draw:style-name="gr7" draw:layer="layout" svg:width="0.286cm" svg:height="0.619cm" svg:x="8.38cm" svg:y="6.038cm">
          <draw:text-box>
            <text:p>A</text:p>
          </draw:text-box>
        </draw:frame>
        <draw:frame draw:style-name="gr7" draw:layer="layout" svg:width="0.286cm" svg:height="0.619cm" svg:x="7.38cm" svg:y="6.339cm">
          <draw:text-box>
            <text:p>B</text:p>
          </draw:text-box>
        </draw:frame>
        <draw:frame draw:style-name="gr7" draw:layer="layout" svg:width="0.307cm" svg:height="0.619cm" svg:x="5.27cm" svg:y="4.24cm">
          <draw:text-box>
            <text:p>C</text:p>
          </draw:text-box>
        </draw:frame>
        <draw:frame draw:style-name="gr7" draw:layer="layout" svg:width="0.307cm" svg:height="0.619cm" svg:x="5.571cm" svg:y="3.941cm">
          <draw:text-box>
            <text:p>D</text:p>
          </draw:text-box>
        </draw:frame>
        <draw:frame draw:style-name="gr8" draw:layer="layout" svg:width="0.286cm" svg:height="0.475cm" svg:x="7.482cm" svg:y="1.642cm">
          <draw:text-box>
            <text:p>E</text:p>
          </draw:text-box>
        </draw:frame>
        <draw:frame draw:style-name="gr8" draw:layer="layout" svg:width="0.332cm" svg:height="0.475cm" svg:x="2.657cm" svg:y="7.212cm">
          <draw:text-box>
            <text:p>G</text:p>
          </draw:text-box>
        </draw:frame>
        <draw:frame draw:style-name="gr8" draw:layer="layout" svg:width="0.26cm" svg:height="0.475cm" svg:x="8.39cm" svg:y="1.943cm">
          <draw:text-box>
            <text:p>F</text:p>
          </draw:text-box>
        </draw:frame>
        <draw:frame draw:style-name="gr8" draw:layer="layout" svg:width="0.303cm" svg:height="0.475cm" svg:x="2.35cm" svg:y="3.863cm">
          <draw:text-box>
            <text:p>w</text:p>
          </draw:text-box>
        </draw:frame>
        <draw:frame draw:style-name="gr8" draw:layer="layout" svg:width="0.307cm" svg:height="0.475cm" svg:x="2.348cm" svg:y="1.658cm">
          <draw:text-box>
            <text:p>H</text:p>
          </draw:text-box>
        </draw:frame>
        <draw:line draw:style-name="Arrow_2c__20_single" draw:layer="layout" svg:x1="7.041cm" svg:y1="3.947cm" svg:x2="7.745cm" svg:y2="3.947cm">
          <text:p/>
        </draw:line>
        <draw:line draw:style-name="Arrow_2c__20_single" draw:layer="layout" svg:x1="8.876cm" svg:y1="3.947cm" svg:x2="8.245cm" svg:y2="3.947cm">
          <text:p/>
        </draw:line>
        <draw:line draw:style-name="Arrow_2c__20_single" draw:layer="layout" svg:x1="8.919cm" svg:y1="2.645cm" svg:x2="8.246cm" svg:y2="3.247cm">
          <text:p/>
        </draw:line>
        <draw:frame draw:style-name="gr8" draw:text-style-name="P3" draw:layer="layout" svg:width="2.288cm" svg:height="0.949cm" svg:x="9.126cm" svg:y="2.244cm">
          <draw:text-box>
            <text:p text:style-name="P3">Plan view of</text:p>
            <text:p text:style-name="P3">saw blade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>
  <semantics>
    <mrow>
      <mo stretchy="false">ε</mo>
      <mi>sin</mi>
      <mo stretchy="false">θ</mo>
    </mrow>
    <annotation encoding="StarMath 5.0">%epsilon sin %theta</annotation>
  </semantics>
</math>
</file>

<file path=Object 4/content.xml><?xml version="1.0" encoding="utf-8"?>
<math xmlns="http://www.w3.org/1998/Math/MathML">
  <semantics>
    <mrow>
      <mi>w</mi>
      <mrow>
        <mi/>
        <mi mathvariant="normal">=</mi>
        <mi/>
      </mrow>
      <mn>2</mn>
      <msqrt>
        <mrow>
          <mo stretchy="false">δ</mo>
          <mrow>
            <mo stretchy="false">(</mo>
            <mrow>
              <mi>D</mi>
              <mi mathvariant="normal">−</mi>
              <mo stretchy="false">δ</mo>
            </mrow>
            <mo stretchy="false">)</mo>
          </mrow>
        </mrow>
      </msqrt>
    </mrow>
    <annotation encoding="StarMath 5.0">w `=` 2 sqrt{%delta (D - %delta)}</annotation>
  </semantics>
</math>
</file>

<file path=Object 5/content.xml><?xml version="1.0" encoding="utf-8"?>
<math xmlns="http://www.w3.org/1998/Math/MathML">
  <semantics>
    <mrow>
      <mn>2.3</mn>
      <mrow>
        <mi/>
        <mi mathvariant="normal">=</mi>
        <mi/>
      </mrow>
      <mn>3.2123</mn>
      <mi>cos</mi>
      <mrow>
        <mo stretchy="false">θ</mo>
        <mo stretchy="false">+</mo>
        <mn>0.093</mn>
      </mrow>
      <mi>sin</mi>
      <mo stretchy="false">θ</mo>
    </mrow>
    <annotation encoding="StarMath 5.0">2.3 `=` 3.2123 cos %theta + 0.093 sin %theta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00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draw:fill="solid" draw:fill-color="#ffffcc" draw:textarea-horizontal-align="center" draw:textarea-vertical-align="middle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239cm" svg:height="0.475cm" svg:x="6.105cm" svg:y="1.967cm">
          <draw:text-box>
            <text:p><text:span text:style-name="T1">θ</text:span></text:p>
          </draw:text-box>
        </draw:frame>
        <draw:rect draw:style-name="gr2" draw:layer="layout" svg:width="6.194cm" svg:height="5.33cm" svg:x="2.456cm" svg:y="1.866cm">
          <text:p/>
        </draw:rect>
        <draw:line draw:style-name="gr3" draw:layer="layout" svg:x1="6.894cm" svg:y1="1.867cm" svg:x2="2.456cm" svg:y2="7.196cm">
          <text:p/>
        </draw:line>
        <draw:frame draw:style-name="gr1" draw:layer="layout" svg:width="0.209cm" svg:height="0.475cm" svg:x="1.876cm" svg:y="4.361cm">
          <draw:text-box>
            <text:p><text:span text:style-name="T1">y</text:span></text:p>
          </draw:text-box>
        </draw:frame>
        <draw:frame draw:style-name="gr1" draw:layer="layout" svg:width="2.5cm" svg:height="0.475cm" svg:x="3.298cm" svg:y="1.291cm">
          <draw:text-box>
            <text:p><text:span text:style-name="T1">x = "X_width"</text:span></text:p>
          </draw:text-box>
        </draw:frame>
        <draw:rect draw:style-name="gr4" draw:layer="layout" svg:width="0.128cm" svg:height="1.668cm" svg:x="6.639cm" svg:y="2.864cm">
          <text:p/>
        </draw:rect>
        <draw:frame draw:style-name="gr1" draw:layer="layout" svg:width="1.043cm" svg:height="0.949cm" svg:x="6.908cm" svg:y="3.127cm">
          <draw:text-box>
            <text:p><text:span text:style-name="T1">Saw</text:span></text:p>
            <text:p><text:span text:style-name="T1">blade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85cm" fo:min-width="0.002cm"/>
    </style:style>
    <style:style style:name="gr5" style:family="graphic" style:parent-style-name="measure" style:list-style-name="L1">
      <style:graphic-properties draw:textarea-horizontal-align="center" draw:textarea-vertical-align="middle" draw:line-distance="1.404cm"/>
    </style:style>
    <style:style style:name="gr6" style:family="graphic" style:parent-style-name="standard">
      <style:graphic-properties draw:stroke="none" svg:stroke-color="#000000" draw:fill="none" draw:fill-color="#ffffff" fo:min-height="0.246cm" fo:min-width="0.002cm"/>
    </style:style>
    <style:style style:name="gr7" style:family="graphic" style:parent-style-name="measure" style:list-style-name="L1">
      <style:graphic-properties draw:textarea-horizontal-align="center" draw:textarea-vertical-align="middle" draw:line-distance="2.933cm" draw:start-guide="-0.508cm" draw:end-guide="-1.42cm" draw:placing="below"/>
    </style:style>
    <style:style style:name="gr8" style:family="graphic" style:parent-style-name="standard">
      <style:graphic-properties draw:stroke="none" svg:stroke-color="#000000" draw:fill="none" draw:fill-color="#ffffff" fo:min-height="0.685cm" fo:min-width="3.292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fo:language="en" fo:country="US" style:language-asian="en" style:country-asian="U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10.071cm" svg:y1="2.88cm" svg:x2="7.31cm" svg:y2="2.88cm">
          <text:p/>
        </draw:line>
        <draw:line draw:style-name="gr2" draw:layer="layout" svg:x1="1.92cm" svg:y1="4.16cm" svg:x2="11.693cm" svg:y2="4.16cm">
          <text:p/>
        </draw:line>
        <draw:circle draw:style-name="gr3" draw:layer="layout" svg:width="3.626cm" svg:height="3.626cm" svg:x="4.823cm" svg:y="2.347cm">
          <text:p/>
        </draw:circle>
        <draw:line draw:style-name="gr2" draw:layer="layout" svg:x1="6.636cm" svg:y1="4.16cm" svg:x2="7.895cm" svg:y2="2.88cm">
          <text:p/>
        </draw:line>
        <draw:line draw:style-name="gr2" draw:layer="layout" svg:x1="6.621cm" svg:y1="4.16cm" svg:x2="5.362cm" svg:y2="2.88cm">
          <text:p/>
        </draw:line>
        <draw:line draw:style-name="gr2" draw:layer="layout" svg:x1="5.362cm" svg:y1="2.88cm" svg:x2="7.916cm" svg:y2="2.88cm">
          <text:p/>
        </draw:line>
        <draw:frame draw:style-name="gr4" draw:text-style-name="P1" draw:layer="layout" svg:width="1.733cm" svg:height="0.949cm" svg:x="10.196cm" svg:y="2.456cm">
          <draw:text-box>
            <text:p text:style-name="P1">Table top</text:p>
            <text:p text:style-name="P1">of saw</text:p>
          </draw:text-box>
        </draw:frame>
        <draw:measure draw:style-name="gr5" draw:text-style-name="P2" draw:layer="measurelines" svg:x1="5.362cm" svg:y1="2.88cm" svg:x2="7.895cm" svg:y2="2.88cm">
          <text:p text:style-name="P2">w</text:p>
        </draw:measure>
        <draw:frame draw:style-name="gr4" draw:text-style-name="P1" draw:layer="layout" svg:width="0.662cm" svg:height="0.685cm" svg:x="5.259cm" svg:y="3.411cm">
          <draw:text-box>
            <text:p text:style-name="P1">D/2</text:p>
          </draw:text-box>
        </draw:frame>
        <draw:frame draw:style-name="gr6" draw:text-style-name="P1" draw:layer="layout" svg:width="0.222cm" svg:height="0.437cm" svg:x="3.588cm" svg:y="1.395cm">
          <draw:text-box>
            <text:p text:style-name="P1"><text:span text:style-name="T1"></text:span></text:p>
          </draw:text-box>
        </draw:frame>
        <draw:measure draw:style-name="gr7" draw:text-style-name="P2" draw:layer="measurelines" svg:x1="6.636cm" svg:y1="2.345cm" svg:x2="6.636cm" svg:y2="2.909cm">
          <text:p text:style-name="P2"><text:s/></text:p>
        </draw:measure>
        <draw:frame draw:style-name="gr8" draw:text-style-name="P1" draw:layer="layout" svg:width="3.292cm" svg:height="0.685cm" svg:x="7.787cm" svg:y="5.62cm">
          <draw:text-box>
            <text:p text:style-name="P1">Saw blade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152cm" draw:marker-end="Arrow" draw:marker-end-width="0.15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896cm" fo:margin-right="0cm" fo:margin-top="0cm" fo:margin-bottom="0.358cm" fo:text-indent="0cm" style:text-autospace="none"/>
      <style:text-properties fo:font-size="11pt" fo:language="en" fo:country="US" style:language-asian="en" style:country-asian="US" style:font-size-complex="11pt"/>
    </style:style>
    <style:style style:name="Arrow_2c__20_single" style:display-name="Arrow, single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Where" style:family="graphic">
      <style:paragraph-properties fo:margin-left="2.207cm" fo:margin-right="0cm" fo:text-indent="0cm" style:text-autospace="none"/>
      <style:text-properties fo:font-size="11pt" fo:language="en" fo:country="US" style:language-asian="en" style:country-asian="U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>
  <semantics>
    <mrow>
      <mi>L</mi>
      <mrow>
        <mi/>
        <mi mathvariant="normal">=</mi>
        <mi/>
      </mrow>
      <mrow>
        <mtext>BC</mtext>
        <mo stretchy="false">+</mo>
        <mo stretchy="false">α</mo>
      </mrow>
      <mi>,</mi>
      <mi/>
      <mtext>BC</mtext>
      <mrow>
        <mi/>
        <mi mathvariant="normal">=</mi>
        <mi/>
      </mrow>
      <mi>w</mi>
      <mi>cos</mi>
      <mo stretchy="false">θ</mo>
      <mi>,</mi>
      <mi/>
      <mo stretchy="false">α</mo>
      <mrow>
        <mi/>
        <mi mathvariant="normal">=</mi>
        <mi/>
      </mrow>
      <mo stretchy="false">ε</mo>
      <mi>sin</mi>
      <mo stretchy="false">θ</mo>
    </mrow>
    <annotation encoding="StarMath 5.0">L `=` "BC" + %alpha, ~~"BC" `=` w cos %theta, ~~%alpha `=` %epsilon sin %theta</annotation>
  </semantics>
</math>
</file>

<file path=Object 9/content.xml><?xml version="1.0" encoding="utf-8"?>
<math xmlns="http://www.w3.org/1998/Math/MathML">
  <semantics>
    <mrow>
      <mfrac>
        <msup>
          <mi>D</mi>
          <mn>2</mn>
        </msup>
        <mn>4</mn>
      </mfrac>
      <mrow>
        <mi/>
        <mi mathvariant="normal">=</mi>
        <mi/>
      </mrow>
      <mrow>
        <mfrac>
          <msup>
            <mi>w</mi>
            <mn>2</mn>
          </msup>
          <mn>4</mn>
        </mfrac>
        <mo stretchy="false">+</mo>
        <msup>
          <mfenced open="" close="">
            <mrow>
              <mfrac>
                <mi>D</mi>
                <mn>2</mn>
              </mfrac>
              <mi mathvariant="normal">−</mi>
              <mo stretchy="false">δ</mo>
            </mrow>
          </mfenced>
          <mn>2</mn>
        </msup>
      </mrow>
    </mrow>
    <annotation encoding="StarMath 5.0">D^2 over 4 `=` w^2 over 4 + left ( D over 2 - %delta right )^2</annotation>
  </semantics>
</math>
</file>